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withoutfill">
      <style:graphic-properties svg:stroke-width="0.05cm" draw:marker-start="" draw:marker-start-width="0.24cm" draw:marker-end="Small_20_Arrow" draw:marker-end-width="0.18cm" draw:fill="none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svg:stroke-width="0.03cm" svg:stroke-color="#000000" draw:marker-start-width="0.295cm" draw:marker-end-width="0.295cm" svg:stroke-linecap="butt" draw:fill-color="#ffffcc" draw:textarea-horizontal-align="justify" draw:textarea-vertical-align="middle" draw:auto-grow-height="false" fo:min-height="0cm" fo:min-width="0cm" fo:padding-top="0.14cm" fo:padding-bottom="0.14cm" fo:padding-left="0.265cm" fo:padding-right="0.265cm"/>
    </style:style>
    <style:style style:name="gr3" style:family="graphic" style:parent-style-name="objectwithoutfill">
      <style:graphic-properties draw:stroke="dash" draw:stroke-dash="Fine_20_Dashed_20__28_var_29_" svg:stroke-width="0.03cm" svg:stroke-color="#808080" draw:marker-start="" draw:marker-start-width="0.18cm" draw:marker-end-width="0.295cm" draw:fill="none" draw:textarea-vertical-align="middle" fo:padding-top="0.14cm" fo:padding-bottom="0.14cm" fo:padding-left="0.265cm" fo:padding-right="0.265cm"/>
    </style:style>
    <style:style style:name="gr4" style:family="graphic" style:parent-style-name="standard">
      <style:graphic-properties svg:stroke-width="0.03cm" draw:marker-start-width="0.35cm" draw:marker-end-width="0.35cm" draw:fill="solid" draw:fill-color="#e6e6e6" draw:textarea-horizontal-align="justify" draw:textarea-vertical-align="middle" draw:auto-grow-height="false" fo:min-height="0cm" fo:min-width="0cm" fo:padding-top="0.14cm" fo:padding-bottom="0.14cm" fo:padding-left="0.265cm" fo:padding-right="0.265cm" fo:wrap-option="no-wrap" draw:shadow="hidden"/>
    </style:style>
    <style:style style:name="gr5" style:family="graphic" style:parent-style-name="standard">
      <style:graphic-properties svg:stroke-width="0.03cm" svg:stroke-color="#000000" draw:marker-start-width="0.295cm" draw:marker-end-width="0.295cm" draw:fill-color="#ffffff" draw:textarea-vertical-align="middle" fo:padding-top="0.14cm" fo:padding-bottom="0.14cm" fo:padding-left="0.265cm" fo:padding-right="0.26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75cm" fo:min-width="4.716cm"/>
    </style:style>
    <style:style style:name="gr7" style:family="graphic" style:parent-style-name="objectwithoutfill">
      <style:graphic-properties svg:stroke-width="0.05cm" draw:marker-start="Small_20_Arrow" draw:marker-start-width="0.18cm" draw:marker-end-width="0.36cm" draw:fill="none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svg:stroke-width="0.03cm" svg:stroke-color="#000000" draw:marker-start-width="0.295cm" draw:marker-end-width="0.295cm" svg:stroke-linecap="butt" draw:fill-color="#ffffff" draw:textarea-horizontal-align="justify" draw:textarea-vertical-align="middle" draw:auto-grow-height="false" fo:min-height="0cm" fo:min-width="0cm" fo:padding-top="0.14cm" fo:padding-bottom="0.14cm" fo:padding-left="0.265cm" fo:padding-right="0.265cm"/>
    </style:style>
    <style:style style:name="gr9" style:family="graphic" style:parent-style-name="objectwithoutfill">
      <style:graphic-properties svg:stroke-width="0.03cm" draw:marker-start-width="0.295cm" draw:marker-end-width="0.295cm" draw:fill="solid" draw:fill-color="#99ccff" draw:textarea-vertical-align="middle" fo:padding-top="0.14cm" fo:padding-bottom="0.14cm" fo:padding-left="0.265cm" fo:padding-right="0.26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5cm" fo:min-width="0.41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8cm" fo:min-width="0.993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88cm" fo:min-width="4.716cm"/>
    </style:style>
    <style:style style:name="gr13" style:family="graphic" style:parent-style-name="objectwithoutfill">
      <style:graphic-properties svg:stroke-width="0.03cm" draw:marker-start-width="0.25cm" draw:marker-end-width="0.25cm" draw:fill="none" draw:textarea-vertical-align="middle" fo:padding-top="0.14cm" fo:padding-bottom="0.14cm" fo:padding-left="0.265cm" fo:padding-right="0.265cm"/>
    </style:style>
    <style:style style:name="gr14" style:family="graphic" style:parent-style-name="standard">
      <style:graphic-properties svg:stroke-width="0.03cm" svg:stroke-color="#000000" draw:marker-start-width="0.295cm" draw:marker-end-width="0.295cm" draw:fill-color="#c0c0c0" draw:textarea-vertical-align="middle" fo:padding-top="0.14cm" fo:padding-bottom="0.14cm" fo:padding-left="0.265cm" fo:padding-right="0.26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68cm" fo:min-width="4.716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4.716cm"/>
    </style:style>
    <style:style style:name="gr17" style:family="graphic" style:parent-style-name="standard">
      <style:graphic-properties svg:stroke-color="#00ff00" svg:stroke-opacity="10%" draw:fill-color="#00ff00" draw:opacity="10%" draw:textarea-horizontal-align="justify" draw:textarea-vertical-align="middle" draw:auto-grow-height="false" fo:min-height="0cm" fo:min-width="0cm" draw:shadow-opacity="10%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9cm" fo:min-width="4.716cm"/>
    </style:style>
    <style:style style:name="gr19" style:family="graphic" style:parent-style-name="standard">
      <style:graphic-properties svg:stroke-width="0.03cm" svg:stroke-color="#000000" draw:marker-start-width="0.295cm" draw:marker-end-width="0.295cm" svg:stroke-linecap="butt" draw:fill-color="#ff0000" draw:opacity="10%" draw:textarea-horizontal-align="justify" draw:textarea-vertical-align="middle" draw:auto-grow-height="false" fo:min-height="0cm" fo:min-width="0cm" fo:padding-top="0.14cm" fo:padding-bottom="0.14cm" fo:padding-left="0.265cm" fo:padding-right="0.265cm" draw:shadow-opacity="10%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5cm" fo:min-width="0.413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92cm" fo:min-width="1.314cm"/>
    </style:style>
    <style:style style:name="gr22" style:family="graphic" style:parent-style-name="standard">
      <style:graphic-properties svg:stroke-width="0.03cm" svg:stroke-color="#000000" draw:marker-start-width="0.295cm" draw:marker-end-width="0.295cm" svg:stroke-linecap="butt" draw:fill-color="#83caff" draw:opacity="15%" draw:textarea-horizontal-align="justify" draw:textarea-vertical-align="middle" draw:auto-grow-height="false" fo:min-height="0cm" fo:min-width="0cm" fo:padding-top="0.14cm" fo:padding-bottom="0.14cm" fo:padding-left="0.265cm" fo:padding-right="0.265cm" draw:shadow-opacity="15%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91cm" fo:min-width="1.865cm"/>
    </style:style>
    <style:style style:name="gr24" style:family="graphic" style:parent-style-name="objectwithoutfill">
      <style:graphic-properties draw:stroke="dash" draw:stroke-dash="Ultrafine_20_Dashed" svg:stroke-width="0.03cm" svg:stroke-color="#000080" draw:marker-start="Small_20_Arrow" draw:marker-start-width="0.18cm" draw:marker-end-width="0.295cm" draw:fill="none" draw:textarea-vertical-align="middle" fo:padding-top="0.14cm" fo:padding-bottom="0.14cm" fo:padding-left="0.265cm" fo:padding-right="0.265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62cm" fo:min-width="1.725cm"/>
    </style:style>
    <style:style style:name="gr26" style:family="graphic" style:parent-style-name="objectwithoutfill">
      <style:graphic-properties draw:stroke="dash" draw:stroke-dash="Ultrafine_20_Dashed" svg:stroke-width="0.03cm" svg:stroke-color="#800000" draw:marker-start="Small_20_Arrow" draw:marker-start-width="0.18cm" draw:marker-end-width="0.295cm" draw:fill="none" draw:textarea-vertical-align="middle" fo:padding-top="0.14cm" fo:padding-bottom="0.14cm" fo:padding-left="0.265cm" fo:padding-right="0.265cm"/>
    </style:style>
    <style:style style:name="gr27" style:family="graphic" style:parent-style-name="objectwithoutfill">
      <style:graphic-properties svg:stroke-width="0.05cm" draw:marker-start-width="0.32cm" draw:marker-end-width="0.32cm" draw:fill="none" draw:textarea-vertical-align="middle" fo:padding-top="0.15cm" fo:padding-bottom="0.15cm" fo:padding-left="0.275cm" fo:padding-right="0.275cm"/>
    </style:style>
    <style:style style:name="gr28" style:family="graphic" style:parent-style-name="objectwithoutfill">
      <style:graphic-properties draw:stroke="dash" draw:stroke-dash="Fine_20_Dashed_20__28_var_29_" svg:stroke-width="0.03cm" svg:stroke-color="#808080" draw:marker-start="Small_20_Arrow" draw:marker-start-width="0.18cm" draw:marker-end-width="0.295cm" draw:fill="none" draw:textarea-vertical-align="middle" fo:padding-top="0.14cm" fo:padding-bottom="0.14cm" fo:padding-left="0.265cm" fo:padding-right="0.265cm"/>
    </style:style>
    <style:style style:name="gr29" style:family="graphic" style:parent-style-name="objectwithoutfill">
      <style:graphic-properties draw:stroke="dash" draw:stroke-dash="Fine_20_Dashed_20__28_var_29_" svg:stroke-width="0.03cm" svg:stroke-color="#808080" draw:marker-start-width="0.25cm" draw:marker-end-width="0.25cm" draw:fill="none" draw:textarea-vertical-align="middle" fo:padding-top="0.14cm" fo:padding-bottom="0.14cm" fo:padding-left="0.265cm" fo:padding-right="0.265cm"/>
    </style:style>
    <style:style style:name="gr30" style:family="graphic" style:parent-style-name="objectwithoutfill">
      <style:graphic-properties svg:stroke-width="0.03cm" draw:marker-start="Small_20_Arrow" draw:marker-start-width="0.18cm" draw:marker-end-width="0.295cm" draw:fill="none" draw:textarea-vertical-align="middle" fo:padding-top="0.14cm" fo:padding-bottom="0.14cm" fo:padding-left="0.265cm" fo:padding-right="0.265cm"/>
    </style:style>
    <style:style style:name="gr31" style:family="graphic" style:parent-style-name="standard">
      <style:graphic-properties svg:stroke-width="0.03cm" svg:stroke-color="#000000" draw:marker-start-width="0.295cm" draw:marker-end-width="0.295cm" svg:stroke-linecap="butt" draw:fill-color="#00ff00" draw:opacity="20%" draw:textarea-horizontal-align="justify" draw:textarea-vertical-align="middle" draw:auto-grow-height="false" fo:min-height="0cm" fo:min-width="0cm" fo:padding-top="0.14cm" fo:padding-bottom="0.14cm" fo:padding-left="0.265cm" fo:padding-right="0.265cm" draw:shadow-opacity="20%"/>
    </style:style>
    <style:style style:name="gr32" style:family="graphic" style:parent-style-name="objectwithoutfill">
      <style:graphic-properties svg:stroke-width="0.03cm" draw:marker-start-width="0.295cm" draw:marker-end-width="0.295cm" draw:fill="solid" draw:fill-color="#ffff00" draw:textarea-vertical-align="middle" fo:padding-top="0.14cm" fo:padding-bottom="0.14cm" fo:padding-left="0.265cm" fo:padding-right="0.265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1cm" fo:min-width="0.709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9cm" fo:min-width="1.441cm"/>
    </style:style>
    <style:style style:name="gr35" style:family="graphic" style:parent-style-name="objectwithoutfill">
      <style:graphic-properties draw:stroke="dash" draw:stroke-dash="Ultrafine_20_Dashed" svg:stroke-width="0.03cm" svg:stroke-color="#008000" draw:marker-start="Small_20_Arrow" draw:marker-start-width="0.18cm" draw:marker-end-width="0.295cm" draw:fill="none" draw:textarea-vertical-align="middle" fo:padding-top="0.14cm" fo:padding-bottom="0.14cm" fo:padding-left="0.265cm" fo:padding-right="0.265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8cm" fo:min-width="0.709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8cm" fo:min-width="0.811cm"/>
    </style:style>
    <style:style style:name="gr38" style:family="graphic" style:parent-style-name="standard">
      <style:graphic-properties svg:stroke-width="0.03cm" svg:stroke-color="#ffff00" draw:marker-start-width="0.295cm" draw:marker-end-width="0.295cm" svg:stroke-linecap="butt" draw:fill-color="#ffffff" draw:textarea-horizontal-align="justify" draw:textarea-vertical-align="middle" draw:auto-grow-height="false" fo:min-height="0cm" fo:min-width="0cm" fo:padding-top="0.14cm" fo:padding-bottom="0.14cm" fo:padding-left="0.265cm" fo:padding-right="0.265cm"/>
    </style:style>
    <style:style style:name="gr39" style:family="graphic" style:parent-style-name="objectwithoutfill">
      <style:graphic-properties svg:stroke-width="0.03cm" svg:stroke-color="#ffff00" draw:marker-start-width="0.295cm" draw:marker-end-width="0.295cm" draw:fill="solid" draw:fill-color="#ffff00" draw:textarea-vertical-align="middle" fo:padding-top="0.14cm" fo:padding-bottom="0.14cm" fo:padding-left="0.265cm" fo:padding-right="0.265cm"/>
    </style:style>
    <style:style style:name="gr40" style:family="graphic" style:parent-style-name="standard">
      <style:graphic-properties draw:stroke="none" svg:stroke-color="#ffff00" draw:fill="none" draw:fill-color="#ffffff" draw:textarea-horizontal-align="left" draw:auto-grow-height="true" draw:auto-grow-width="true" fo:min-height="0.412cm" fo:min-width="0.709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9cm" fo:min-width="1.391cm"/>
    </style:style>
    <style:style style:name="gr42" style:family="graphic" style:parent-style-name="objectwithoutfill">
      <style:graphic-properties svg:stroke-width="0.05cm" draw:marker-start="Small_20_Arrow" draw:marker-start-width="0.14cm" draw:marker-end="" draw:marker-end-width="0.14cm" draw:fill="none" draw:textarea-vertical-align="middle" fo:padding-top="0.15cm" fo:padding-bottom="0.15cm" fo:padding-left="0.275cm" fo:padding-right="0.275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8cm" fo:min-width="0.774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8cm" fo:min-width="1.784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5cm" fo:min-width="1.89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3cm" fo:min-width="1.556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1cm" fo:min-width="1.865cm"/>
    </style:style>
    <style:style style:name="P1" style:family="paragraph">
      <style:paragraph-properties fo:text-align="center"/>
    </style:style>
    <style:style style:name="P2" style:family="paragraph">
      <style:text-properties fo:font-size="12pt" fo:font-weight="bold" style:font-size-asian="12pt" style:font-weight-asian="bold" style:font-size-complex="12pt" style:font-weight-complex="bold"/>
    </style:style>
    <style:style style:name="P3" style:family="paragraph">
      <style:text-properties fo:font-size="10pt" fo:font-weight="bold" style:font-size-asian="10pt" style:font-weight-asian="bold" style:font-size-complex="10pt" style:font-weight-complex="bold"/>
    </style:style>
    <style:style style:name="P4" style:family="paragraph">
      <style:text-properties fo:font-size="14pt" fo:font-weight="bold" style:font-size-asian="14pt" style:font-weight-asian="bold" style:font-size-complex="14pt" style:font-weight-complex="bold"/>
    </style:style>
    <style:style style:name="P5" style:family="paragraph">
      <style:text-properties fo:font-size="12pt" fo:font-weight="normal" style:font-size-asian="12pt" style:font-weight-asian="normal" style:font-size-complex="12pt" style:font-weight-complex="normal"/>
    </style:style>
    <style:style style:name="P6" style:family="paragraph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7" style:family="paragraph">
      <style:text-properties fo:font-size="11pt" style:font-size-asian="11pt" style:font-size-complex="11pt"/>
    </style:style>
    <style:style style:name="P8" style:family="paragraph">
      <style:text-properties fo:font-size="11pt" fo:font-weight="bold" style:font-size-asian="11pt" style:font-weight-asian="bold" style:font-size-complex="11pt" style:font-weight-complex="bold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0pt" fo:font-weight="bold" style:font-size-asian="10pt" style:font-weight-asian="bold" style:font-size-complex="10pt" style:font-weight-complex="bold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fo:font-size="12pt" fo:font-weight="normal" style:font-size-asian="12pt" style:font-weight-asian="normal" style:font-size-complex="12pt" style:font-weight-complex="normal"/>
    </style:style>
    <style:style style:name="T5" style:family="text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6" style:family="text">
      <style:text-properties fo:font-size="11pt" fo:font-weight="bold" style:font-size-asian="11pt" style:font-weight-asian="bold" style:font-size-complex="11pt" style:font-weight-complex="bold"/>
    </style:style>
    <style:style style:name="T7" style:family="text"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16.4cm" svg:y1="11.8cm" svg:x2="16.4cm" svg:y2="11cm">
          <text:p/>
        </draw:line>
        <draw:custom-shape draw:style-name="gr2" draw:text-style-name="P1" draw:layer="layout" svg:width="9.6cm" svg:height="2.4cm" svg:x="5.2cm" svg:y="13.1cm">
          <text:p/>
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1" draw:layer="layout" svg:x1="2.4cm" svg:y1="9.493cm" svg:x2="2.4cm" svg:y2="10.293cm">
          <text:p/>
        </draw:line>
        <draw:g>
          <draw:path draw:style-name="gr4" draw:text-style-name="P1" draw:layer="layout" svg:width="5.999cm" svg:height="2.518cm" svg:x="5.8cm" svg:y="2.381cm" svg:viewBox="0 0 6000 2519" svg:d="M600 730c-115-294 347-482 862-482 167-6 38-53 338-53 134-134 553-178 827-178 180 3 331 17 473 89 103-118 325-80 547-80 198 0 368 53 484 130 269-228 467-139 669-139 320 0 451 135 506 311 317 48 540 204 540 388 0 54 1 53-46 103 132 86 200 253 200 368 0 251-287 395-751 433 0 243-298 800-749 800-149 0-271-47-400-89-111 212-584 178-1000 178-304 0-520 53-700-87-100 89-128-2-600-2-385 0-600-89-994-437-606 82-806-185-806-363 0-86 193-130 295-192-188-56-295-160-295-282 0-168 296-397 600-416z">
            <text:p/>
          </draw:path>
          <draw:path draw:style-name="gr4" draw:text-style-name="P1" draw:layer="layout" svg:width="0.042cm" svg:height="0.085cm" svg:x="6.406cm" svg:y="3.111cm" svg:viewBox="0 0 43 86" svg:d="M0 0c5 27 29 57 43 86">
            <text:p/>
          </draw:path>
          <draw:path draw:style-name="gr4" draw:text-style-name="P1" draw:layer="layout" svg:width="0.196cm" svg:height="0.076cm" svg:x="7.6cm" svg:y="2.576cm" svg:viewBox="0 0 197 77" svg:d="M0 0c65 22 142 50 197 77">
            <text:p/>
          </draw:path>
          <draw:path draw:style-name="gr4" draw:text-style-name="P1" draw:layer="layout" svg:width="0.065cm" svg:height="0.098cm" svg:x="8.834cm" svg:y="2.487cm" svg:viewBox="0 0 66 99" svg:d="M66 0c-26 24-53 72-66 99">
            <text:p/>
          </draw:path>
          <draw:path draw:style-name="gr4" draw:text-style-name="P1" draw:layer="layout" svg:width="0.192cm" svg:height="0.146cm" svg:x="9.807cm" svg:y="2.487cm" svg:viewBox="0 0 193 147" svg:d="M193 0c-44 26-162 111-193 147">
            <text:p/>
          </draw:path>
          <draw:path draw:style-name="gr4" draw:text-style-name="P1" draw:layer="layout" svg:width="0.007cm" svg:height="0.083cm" svg:x="11.097cm" svg:y="2.7cm" svg:viewBox="0 0 8 84" svg:d="M3 0c5 22 9 74-3 84">
            <text:p/>
          </draw:path>
          <draw:path draw:style-name="gr4" draw:text-style-name="P1" draw:layer="layout" svg:width="0.141cm" svg:height="0.106cm" svg:x="11.458cm" svg:y="3.2cm" svg:viewBox="0 0 142 107" svg:d="M142 0c-48 56-53 65-142 107">
            <text:p/>
          </draw:path>
          <draw:path draw:style-name="gr4" draw:text-style-name="P1" draw:layer="layout" svg:width="0.274cm" svg:height="0.309cm" svg:x="10.8cm" svg:y="3.693cm" svg:viewBox="0 0 275 310" svg:d="M250 310c24-94 105-228-250-310">
            <text:p/>
          </draw:path>
          <draw:path draw:style-name="gr4" draw:text-style-name="P1" draw:layer="layout" svg:width="0.199cm" svg:height="0.266cm" svg:x="9.9cm" svg:y="4.445cm" svg:viewBox="0 0 200 267" svg:d="M0 267c21-36 192-230 200-267">
            <text:p/>
          </draw:path>
          <draw:path draw:style-name="gr4" draw:text-style-name="P1" draw:layer="layout" svg:width="0.097cm" svg:height="0.095cm" svg:x="8.155cm" svg:y="4.741cm" svg:viewBox="0 0 98 96" svg:d="M98 96c-43-27-72-65-98-96">
            <text:p/>
          </draw:path>
          <draw:path draw:style-name="gr4" draw:text-style-name="P1" draw:layer="layout" svg:width="0.157cm" svg:height="0.021cm" svg:x="6.575cm" svg:y="4.343cm" svg:viewBox="0 0 158 22" svg:d="M0 22c55-3 107-13 158-22">
            <text:p/>
          </draw:path>
          <draw:path draw:style-name="gr4" draw:text-style-name="P1" draw:layer="layout" svg:width="0.35cm" svg:height="0.045cm" svg:x="6.066cm" svg:y="3.811cm" svg:viewBox="0 0 351 46" svg:d="M0 0c94 27 197 53 351 45">
            <text:p/>
          </draw:path>
        </draw:g>
        <draw:g>
          <draw:rect draw:style-name="gr5" draw:text-style-name="P1" draw:layer="layout" svg:width="2cm" svg:height="2cm" svg:x="7.7cm" svg:y="2.7cm">
            <text:p/>
          </draw:rect>
          <draw:frame draw:style-name="gr6" draw:text-style-name="P2" draw:layer="layout" svg:width="2cm" svg:height="1.225cm" svg:x="7.7cm" svg:y="3.101cm">
            <draw:text-box>
              <text:p><text:span text:style-name="T1">MQTT</text:span></text:p>
              <text:p><text:span text:style-name="T1">Broker</text:span></text:p>
            </draw:text-box>
          </draw:frame>
        </draw:g>
        <draw:line draw:style-name="gr7" draw:text-style-name="P1" draw:layer="layout" svg:x1="16.4cm" svg:y1="6.2cm" svg:x2="16.4cm" svg:y2="5.386cm">
          <text:p/>
        </draw:line>
        <draw:line draw:style-name="gr1" draw:text-style-name="P1" draw:layer="layout" svg:x1="16.4cm" svg:y1="9cm" svg:x2="16.4cm" svg:y2="8.2cm">
          <text:p/>
        </draw:line>
        <draw:g>
          <draw:custom-shape draw:style-name="gr8" draw:text-style-name="P1" draw:layer="layout" svg:width="1.998cm" svg:height="2.026cm" svg:x="15.403cm" svg:y="8.992cm">
            <text:p/>
  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ath draw:style-name="gr9" draw:text-style-name="P1" draw:layer="layout" svg:width="2.001cm" svg:height="0.488cm" svg:x="15.401cm" svg:y="10.528cm" svg:viewBox="0 0 2002 489" svg:d="M2000 0c-1999 0-2000 0-2000 0 0 0 3 24 3 169 3 43 9 87 17 124 9 36 20 68 33 94s23 45 40 63 40 33 60 39c565-1 1699 0 1699 0 0 0 39-13 60-39 21-27 32-50 41-70s21-45 32-85c11-41 14-82 17-126 1-142-2-169-2-169z">
            <text:p/>
          </draw:path>
          <draw:frame draw:style-name="gr10" draw:text-style-name="P3" draw:layer="layout" svg:width="0.913cm" svg:height="0.665cm" svg:x="15.901cm" svg:y="10.427cm">
            <draw:text-box>
              <text:p><text:span text:style-name="T2">.ts</text:span></text:p>
            </draw:text-box>
          </draw:frame>
        </draw:g>
        <draw:frame draw:style-name="gr11" draw:text-style-name="P2" draw:layer="layout" svg:width="1.493cm" svg:height="0.738cm" svg:x="15.701cm" svg:y="9.407cm">
          <draw:text-box>
            <text:p><text:span text:style-name="T1">main</text:span></text:p>
          </draw:text-box>
        </draw:frame>
        <draw:rect draw:style-name="gr5" draw:text-style-name="P1" draw:layer="layout" svg:width="2cm" svg:height="2cm" svg:x="15.4cm" svg:y="3.4cm">
          <text:p/>
        </draw:rect>
        <draw:frame draw:style-name="gr12" draw:text-style-name="P2" draw:layer="layout" svg:width="2.3cm" svg:height="0.738cm" svg:x="15.3cm" svg:y="4.201cm">
          <draw:text-box>
            <text:p><text:span text:style-name="T1">Browser</text:span></text:p>
          </draw:text-box>
        </draw:frame>
        <draw:line draw:style-name="gr13" draw:text-style-name="P1" draw:layer="layout" svg:x1="17.4cm" svg:y1="3.8cm" svg:x2="15.4cm" svg:y2="3.8cm">
          <text:p/>
        </draw:line>
        <draw:line draw:style-name="gr13" draw:text-style-name="P1" draw:layer="layout" svg:x1="17.1cm" svg:y1="3.7cm" svg:x2="17.3cm" svg:y2="3.5cm">
          <text:p/>
        </draw:line>
        <draw:rect draw:style-name="gr14" draw:text-style-name="P1" draw:layer="layout" svg:width="1.6cm" svg:height="0.4cm" svg:x="15.4cm" svg:y="3.4cm">
          <text:p/>
        </draw:rect>
        <draw:line draw:style-name="gr13" draw:text-style-name="P1" draw:layer="layout" svg:x1="17.1cm" svg:y1="3.5cm" svg:x2="17.3cm" svg:y2="3.7cm">
          <text:p/>
        </draw:line>
        <draw:frame draw:style-name="gr15" draw:text-style-name="P4" draw:layer="layout" svg:width="2.1cm" svg:height="0.818cm" svg:x="15.3cm" svg:y="2.4cm">
          <draw:text-box>
            <text:p><text:span text:style-name="T3">START</text:span></text:p>
          </draw:text-box>
        </draw:frame>
        <draw:rect draw:style-name="gr5" draw:text-style-name="P1" draw:layer="layout" svg:width="2cm" svg:height="2cm" svg:x="15.4cm" svg:y="6.2cm">
          <text:p/>
        </draw:rect>
        <draw:frame draw:style-name="gr6" draw:text-style-name="P2" draw:layer="layout" svg:width="1.7cm" svg:height="1.225cm" svg:x="15.6cm" svg:y="6.801cm">
          <draw:text-box>
            <text:p><text:span text:style-name="T1">index</text:span></text:p>
            <text:p><text:span text:style-name="T1">.html</text:span></text:p>
          </draw:text-box>
        </draw:frame>
        <draw:frame draw:style-name="gr16" draw:text-style-name="P5" draw:layer="layout" svg:width="1.8cm" svg:height="0.725cm" svg:x="15.5cm" svg:y="6.303cm">
          <draw:text-box>
            <text:p><text:span text:style-name="T4">public/</text:span></text:p>
          </draw:text-box>
        </draw:frame>
        <draw:custom-shape draw:style-name="gr17" draw:text-style-name="P1" draw:layer="layout" svg:width="2cm" svg:height="0.8cm" svg:x="15.4cm" svg:y="2.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" draw:text-style-name="P6" draw:layer="layout" svg:width="1.4cm" svg:height="0.729cm" svg:x="15.2cm" svg:y="8.204cm">
          <draw:text-box>
            <text:p><text:span text:style-name="T5">app</text:span></text:p>
          </draw:text-box>
        </draw:frame>
        <draw:line draw:style-name="gr7" draw:text-style-name="P1" draw:layer="layout" svg:x1="8.7cm" svg:y1="5.5cm" svg:x2="8.7cm" svg:y2="4.7cm">
          <text:p/>
        </draw:line>
        <draw:custom-shape draw:style-name="gr19" draw:text-style-name="P1" draw:layer="layout" svg:width="1.998cm" svg:height="2.026cm" svg:x="1.403cm" svg:y="7.486cm">
          <text:p/>
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8" draw:text-style-name="P1" draw:layer="layout" svg:width="1.996cm" svg:height="1.985cm" svg:x="7.702cm" svg:y="5.493cm">
            <text:p/>
            <draw:enhanced-geometry svg:viewBox="0 0 21600 21600" draw:mirror-vertical="tru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ath draw:style-name="gr9" draw:text-style-name="P1" draw:layer="layout" svg:width="1.999cm" svg:height="0.478cm" svg:x="7.7cm" svg:y="7.004cm" svg:viewBox="0 0 2000 479" svg:d="M1998 0c-1997 0-1998 0-1998 0 0 0 3 24 3 166 3 41 9 85 17 121 9 35 20 66 33 92s23 44 40 61c17 18 40 33 60 39 564-1 1697 0 1697 0 0 0 39-13 60-39 21-25 32-48 41-68s21-44 32-83c11-40 14-81 17-123 1-139-2-166-2-166z">
            <text:p/>
          </draw:path>
          <draw:frame draw:style-name="gr20" draw:text-style-name="P3" draw:layer="layout" svg:width="0.913cm" svg:height="0.675cm" svg:x="8.2cm" svg:y="6.905cm">
            <draw:text-box>
              <text:p><text:span text:style-name="T2">.ts</text:span></text:p>
            </draw:text-box>
          </draw:frame>
        </draw:g>
        <draw:frame draw:style-name="gr21" draw:text-style-name="P2" draw:layer="layout" svg:width="1.814cm" svg:height="1.242cm" svg:x="7.8cm" svg:y="5.686cm">
          <draw:text-box>
            <text:p><text:span text:style-name="T1">CiMqtt</text:span></text:p>
            <text:p><text:span text:style-name="T1">Client</text:span></text:p>
          </draw:text-box>
        </draw:frame>
        <draw:custom-shape draw:style-name="gr22" draw:text-style-name="P1" draw:layer="layout" svg:width="1.998cm" svg:height="2cm" svg:x="1.403cm" svg:y="10.3cm">
          <text:p/>
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9" draw:text-style-name="P1" draw:layer="layout" svg:width="2.001cm" svg:height="0.478cm" svg:x="1.401cm" svg:y="11.821cm" svg:viewBox="0 0 2002 479" svg:d="M2000 0c-1999 0-2000 0-2000 0 0 0 3 24 3 166 3 42 9 85 17 121 9 35 20 67 33 92 13 26 23 44 40 62 17 17 40 32 60 38 565-1 1699 0 1699 0 0 0 39-13 60-38 21-27 32-49 41-69 9-19 21-44 32-83 11-40 14-80 17-123 1-140-2-166-2-166z">
          <text:p/>
        </draw:path>
        <draw:frame draw:style-name="gr10" draw:text-style-name="P3" draw:layer="layout" svg:width="0.913cm" svg:height="0.665cm" svg:x="1.901cm" svg:y="11.72cm">
          <draw:text-box>
            <text:p><text:span text:style-name="T2">.ts</text:span></text:p>
          </draw:text-box>
        </draw:frame>
        <draw:frame draw:style-name="gr23" draw:text-style-name="P2" draw:layer="layout" svg:width="2.365cm" svg:height="1.241cm" svg:x="1.201cm" svg:y="10.5cm">
          <draw:text-box>
            <text:p><text:span text:style-name="T1"><text:s text:c="2"/></text:span><text:span text:style-name="T1">CiBase</text:span></text:p>
            <text:p><text:span text:style-name="T6">Controller</text:span></text:p>
          </draw:text-box>
        </draw:frame>
        <draw:line draw:style-name="gr24" draw:text-style-name="P1" draw:layer="layout" svg:x1="5.6cm" svg:y1="11.2cm" svg:x2="3.4cm" svg:y2="11.2cm">
          <text:p/>
        </draw:line>
        <draw:path draw:style-name="gr9" draw:text-style-name="P1" draw:layer="layout" svg:width="2.001cm" svg:height="0.488cm" svg:x="1.401cm" svg:y="9.022cm" svg:viewBox="0 0 2002 489" svg:d="M2000 0c-1999 0-2000 0-2000 0 0 0 3 24 3 169 3 43 9 87 17 124 9 36 20 68 33 94s23 45 40 63 40 33 60 39c565-1 1699 0 1699 0 0 0 39-13 60-39 21-27 32-50 41-70s21-45 32-85c11-41 14-82 17-126 1-142-2-169-2-169z">
          <text:p/>
        </draw:path>
        <draw:frame draw:style-name="gr10" draw:text-style-name="P3" draw:layer="layout" svg:width="0.913cm" svg:height="0.665cm" svg:x="1.901cm" svg:y="8.921cm">
          <draw:text-box>
            <text:p><text:span text:style-name="T2">.ts</text:span></text:p>
          </draw:text-box>
        </draw:frame>
        <draw:frame draw:style-name="gr25" draw:text-style-name="P2" draw:layer="layout" svg:width="2.225cm" svg:height="1.712cm" svg:x="1.35cm" svg:y="7.443cm">
          <draw:text-box>
            <text:p><text:span text:style-name="T1"><text:s text:c="2"/></text:span><text:span text:style-name="T1">CiMqtt</text:span><text:span text:style-name="T1"><text:line-break/></text:span><text:span text:style-name="T1"> <text:s/>Client</text:span></text:p>
            <text:p><text:span text:style-name="T1">Instance</text:span></text:p>
          </draw:text-box>
        </draw:frame>
        <draw:line draw:style-name="gr26" draw:text-style-name="P1" draw:layer="layout" svg:x1="6.5cm" svg:y1="8.6cm" svg:x2="3.4cm" svg:y2="8.6cm">
          <text:p/>
        </draw:line>
        <draw:line draw:style-name="gr27" draw:text-style-name="P1" draw:layer="layout" svg:x1="6.6cm" svg:y1="8.893cm" svg:x2="6.4cm" svg:y2="8.293cm">
          <text:p/>
        </draw:line>
        <draw:polyline draw:style-name="gr13" draw:text-style-name="P1" draw:layer="layout" svg:width="2.099cm" svg:height="0.799cm" svg:x="6.6cm" svg:y="7.5cm" svg:viewBox="0 0 2100 800" draw:points="0,800 0,400 2100,400 2100,0">
          <text:p/>
        </draw:polyline>
        <draw:line draw:style-name="gr28" draw:text-style-name="P1" draw:layer="layout" svg:x1="2.4cm" svg:y1="7.486cm" svg:x2="2.4cm" svg:y2="6.493cm">
          <text:p/>
        </draw:line>
        <draw:line draw:style-name="gr29" draw:text-style-name="P1" draw:layer="layout" svg:x1="7.7cm" svg:y1="6.5cm" svg:x2="2.4cm" svg:y2="6.5cm">
          <text:p/>
        </draw:line>
        <draw:line draw:style-name="gr30" draw:text-style-name="P1" draw:layer="layout" svg:x1="6.6cm" svg:y1="10.272cm" svg:x2="6.6cm" svg:y2="8.893cm">
          <text:p/>
        </draw:line>
        <draw:g>
          <draw:custom-shape draw:style-name="gr31" draw:text-style-name="P1" draw:layer="layout" svg:width="2cm" svg:height="2cm" svg:x="1.4cm" svg:y="13.282cm">
            <text:p/>
  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ath draw:style-name="gr32" draw:text-style-name="P1" draw:layer="layout" svg:width="2.001cm" svg:height="0.487cm" svg:x="1.398cm" svg:y="14.812cm" svg:viewBox="0 0 2002 488" svg:d="M2000 0c-1999 0-2000 0-2000 0 0 0 3 24 3 169 3 42 9 86 17 123 9 36 20 67 33 94 13 26 23 44 40 62s40 34 60 40c565-1 1699 0 1699 0 0 0 39-13 60-40 21-26 32-49 41-69 9-21 21-45 32-85 11-41 14-82 17-125 1-142-2-169-2-169z">
            <text:p/>
          </draw:path>
          <draw:frame draw:style-name="gr33" draw:text-style-name="P3" draw:layer="layout" svg:width="1.209cm" svg:height="0.671cm" svg:x="1.809cm" svg:y="14.706cm">
            <draw:text-box>
              <text:p><text:span text:style-name="T2">.vue</text:span></text:p>
            </draw:text-box>
          </draw:frame>
          <draw:frame draw:style-name="gr34" draw:text-style-name="P2" draw:layer="layout" svg:width="1.941cm" svg:height="0.809cm" svg:x="1.41cm" svg:y="13.677cm">
            <draw:text-box>
              <text:p><text:span text:style-name="T1">CiBase</text:span></text:p>
            </draw:text-box>
          </draw:frame>
        </draw:g>
        <draw:line draw:style-name="gr35" draw:text-style-name="P1" draw:layer="layout" svg:x1="5.5cm" svg:y1="14.2cm" svg:x2="3.4cm" svg:y2="14.2cm">
          <text:p/>
        </draw:line>
        <draw:g>
          <draw:custom-shape draw:style-name="gr8" draw:text-style-name="P1" draw:layer="layout" svg:width="1.996cm" svg:height="2.01cm" svg:x="15.403cm" svg:y="11.792cm">
            <text:p/>
  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ath draw:style-name="gr32" draw:text-style-name="P1" draw:layer="layout" svg:width="1.999cm" svg:height="0.485cm" svg:x="15.401cm" svg:y="13.325cm" svg:viewBox="0 0 2000 486" svg:d="M1998 0c-1997 0-1998 0-1998 0 0 0 3 24 3 168 3 42 9 86 17 122 9 37 20 67 33 94 13 26 23 43 40 62 17 18 40 34 60 40 564-1 1697 0 1697 0 0 0 39-13 60-40 21-26 32-49 41-69 9-21 21-44 32-85 11-40 14-81 17-124 1-141-2-168-2-168z">
            <text:p/>
          </draw:path>
          <draw:frame draw:style-name="gr36" draw:text-style-name="P3" draw:layer="layout" svg:width="1.209cm" svg:height="0.668cm" svg:x="15.801cm" svg:y="13.224cm">
            <draw:text-box>
              <text:p><text:span text:style-name="T2">.vue</text:span></text:p>
            </draw:text-box>
          </draw:frame>
        </draw:g>
        <draw:frame draw:style-name="gr37" draw:text-style-name="P2" draw:layer="layout" svg:width="1.311cm" svg:height="0.738cm" svg:x="15.702cm" svg:y="12.177cm">
          <draw:text-box>
            <text:p><text:span text:style-name="T1">App</text:span></text:p>
          </draw:text-box>
        </draw:frame>
        <draw:g>
          <draw:custom-shape draw:style-name="gr38" draw:text-style-name="P1" draw:layer="layout" svg:width="1.998cm" svg:height="1.993cm" svg:x="12.602cm" svg:y="13.282cm">
            <text:p/>
  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ath draw:style-name="gr39" draw:text-style-name="P1" draw:layer="layout" svg:width="2.001cm" svg:height="0.481cm" svg:x="12.6cm" svg:y="14.808cm" svg:viewBox="0 0 2002 482" svg:d="M2000 0c-1999 0-2000 0-2000 0 0 0 3 24 3 167 3 41 9 85 17 121 9 36 20 66 33 93 13 26 23 43 40 61s40 34 60 40c565-1 1699 0 1699 0 0 0 39-13 60-40 21-25 32-48 41-68 9-21 21-44 32-84s14-81 17-123c1-140-2-167-2-167z">
            <text:p/>
          </draw:path>
          <draw:frame draw:style-name="gr40" draw:text-style-name="P3" draw:layer="layout" svg:width="1.209cm" svg:height="0.662cm" svg:x="13cm" svg:y="14.708cm">
            <draw:text-box>
              <text:p><text:span text:style-name="T2">.vue</text:span></text:p>
            </draw:text-box>
          </draw:frame>
        </draw:g>
        <draw:frame draw:style-name="gr41" draw:text-style-name="P2" draw:layer="layout" svg:width="1.891cm" svg:height="0.809cm" svg:x="12.701cm" svg:y="13.67cm">
          <draw:text-box>
            <text:p><text:span text:style-name="T1">CiMain</text:span></text:p>
          </draw:text-box>
        </draw:frame>
        <draw:polyline draw:style-name="gr42" draw:text-style-name="P1" draw:layer="layout" svg:width="1.799cm" svg:height="0.499cm" svg:x="14.6cm" svg:y="13.8cm" svg:viewBox="0 0 1800 500" draw:points="1800,0 1800,500 0,500">
          <text:p/>
        </draw:polyline>
        <draw:g>
          <draw:custom-shape draw:style-name="gr8" draw:text-style-name="P1" draw:layer="layout" svg:width="2.102cm" svg:height="2.01cm" svg:x="9.796cm" svg:y="13.292cm">
            <text:p/>
  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ath draw:style-name="gr32" draw:text-style-name="P1" draw:layer="layout" svg:width="2.105cm" svg:height="0.485cm" svg:x="9.794cm" svg:y="14.825cm" svg:viewBox="0 0 2106 486" svg:d="M2104 0c-2103 0-2104 0-2104 0 0 0 3 24 3 168 3 42 10 86 18 122 10 37 21 67 35 94 14 26 24 43 42 62 18 18 42 34 63 40 594-1 1787 0 1787 0 0 0 41-13 63-40 22-26 34-49 43-69 10-21 23-44 34-85 12-40 15-81 18-124 1-141-2-168-2-168z">
            <text:p/>
          </draw:path>
          <draw:frame draw:style-name="gr43" draw:text-style-name="P3" draw:layer="layout" svg:width="1.274cm" svg:height="0.668cm" svg:x="10.215cm" svg:y="14.724cm">
            <draw:text-box>
              <text:p><text:span text:style-name="T2">.vue</text:span></text:p>
            </draw:text-box>
          </draw:frame>
        </draw:g>
        <draw:frame draw:style-name="gr44" draw:text-style-name="P8" draw:layer="layout" svg:width="2.382cm" svg:height="1.149cm" svg:x="9.65cm" svg:y="13.47cm">
          <draw:text-box>
            <text:p text:style-name="P7"><text:span text:style-name="T6">CiSocket2</text:span></text:p>
            <text:p><text:span text:style-name="T7"><text:s text:c="2"/></text:span><text:span text:style-name="T7">Socket2</text:span></text:p>
          </draw:text-box>
        </draw:frame>
        <draw:custom-shape draw:style-name="gr8" draw:text-style-name="P1" draw:layer="layout" svg:width="2cm" svg:height="2cm" svg:x="9.793cm" svg:y="10.293cm">
          <text:p/>
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9" draw:text-style-name="P1" draw:layer="layout" svg:width="2.001cm" svg:height="0.47cm" svg:x="9.793cm" svg:y="11.822cm" svg:viewBox="0 0 2002 471" svg:d="M2000 0c-1999 0-2000 0-2000 0 0 0 3 23 3 163 3 41 9 84 17 119 9 35 20 66 33 91s23 43 40 60c17 18 40 32 60 38 565-1 1699 0 1699 0 0 0 39-13 60-38 21-26 32-48 41-67s21-43 32-82 14-79 17-121c1-137-2-163-2-163z">
          <text:p/>
        </draw:path>
        <draw:frame draw:style-name="gr10" draw:text-style-name="P3" draw:layer="layout" svg:width="0.913cm" svg:height="0.665cm" svg:x="10.293cm" svg:y="11.721cm">
          <draw:text-box>
            <text:p><text:span text:style-name="T2">.ts</text:span></text:p>
          </draw:text-box>
        </draw:frame>
        <draw:frame draw:style-name="gr45" draw:text-style-name="P2" draw:layer="layout" svg:width="2.39cm" svg:height="1.225cm" svg:x="9.593cm" svg:y="10.501cm">
          <draw:text-box>
            <text:p><text:span text:style-name="T6">CiSocket2</text:span></text:p>
            <text:p><text:span text:style-name="T1">C</text:span><text:span text:style-name="T6">ontroller</text:span></text:p>
          </draw:text-box>
        </draw:frame>
        <draw:line draw:style-name="gr24" draw:text-style-name="P1" draw:layer="layout" svg:x1="9.793cm" svg:y1="11.386cm" svg:x2="3.4cm" svg:y2="11.4cm">
          <text:p/>
        </draw:line>
        <draw:line draw:style-name="gr30" draw:text-style-name="P1" draw:layer="layout" svg:x1="10.8cm" svg:y1="13.293cm" svg:x2="10.8cm" svg:y2="12.293cm">
          <text:p/>
        </draw:line>
        <draw:line draw:style-name="gr27" draw:text-style-name="P1" draw:layer="layout" svg:x1="10.8cm" svg:y1="8.9cm" svg:x2="10.6cm" svg:y2="8.3cm">
          <text:p/>
        </draw:line>
        <draw:polyline draw:style-name="gr13" draw:text-style-name="P1" draw:layer="layout" svg:width="2.099cm" svg:height="0.799cm" svg:x="8.7cm" svg:y="7.5cm" svg:viewBox="0 0 2100 800" draw:points="2100,800 2100,400 0,400 0,0">
          <text:p/>
        </draw:polyline>
        <draw:line draw:style-name="gr30" draw:text-style-name="P1" draw:layer="layout" svg:x1="10.8cm" svg:y1="10.3cm" svg:x2="10.8cm" svg:y2="8.9cm">
          <text:p/>
        </draw:line>
        <draw:line draw:style-name="gr26" draw:text-style-name="P1" draw:layer="layout" svg:x1="10.693cm" svg:y1="8.592cm" svg:x2="6.5cm" svg:y2="8.6cm">
          <text:p/>
        </draw:line>
        <draw:line draw:style-name="gr30" draw:text-style-name="P1" draw:layer="layout" svg:x1="6.6cm" svg:y1="13.286cm" svg:x2="6.6cm" svg:y2="12.286cm">
          <text:p/>
        </draw:line>
        <draw:line draw:style-name="gr35" draw:text-style-name="P1" draw:layer="layout" svg:x1="9.8cm" svg:y1="14.4cm" svg:x2="3.393cm" svg:y2="14.4cm">
          <text:p/>
        </draw:line>
        <draw:g>
          <draw:custom-shape draw:style-name="gr8" draw:text-style-name="P1" draw:layer="layout" svg:width="1.995cm" svg:height="2.01cm" svg:x="5.502cm" svg:y="13.3cm">
            <text:p/>
  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ath draw:style-name="gr32" draw:text-style-name="P1" draw:layer="layout" svg:width="1.998cm" svg:height="0.485cm" svg:x="5.5cm" svg:y="14.833cm" svg:viewBox="0 0 1999 486" svg:d="M1997 0c-1996 0-1997 0-1997 0 0 0 3 24 3 168 3 42 9 86 17 122 9 37 20 67 33 94 13 26 23 43 40 62 17 18 40 34 60 40 564-1 1696 0 1696 0 0 0 39-13 60-40 21-26 32-49 41-69 9-21 21-44 32-85 11-40 14-81 17-124 1-141-2-168-2-168z">
            <text:p/>
          </draw:path>
          <draw:frame draw:style-name="gr36" draw:text-style-name="P3" draw:layer="layout" svg:width="1.209cm" svg:height="0.668cm" svg:x="5.9cm" svg:y="14.732cm">
            <draw:text-box>
              <text:p><text:span text:style-name="T2">.vue</text:span></text:p>
            </draw:text-box>
          </draw:frame>
        </draw:g>
        <draw:frame draw:style-name="gr46" draw:text-style-name="P2" draw:layer="layout" svg:width="2.056cm" svg:height="1.183cm" svg:x="5.502cm" svg:y="13.477cm">
          <draw:text-box>
            <text:p><text:span text:style-name="T1">CiLamp</text:span></text:p>
            <text:p><text:span text:style-name="T7"><text:s/></text:span><text:span text:style-name="T7">Lamp1</text:span></text:p>
          </draw:text-box>
        </draw:frame>
        <draw:custom-shape draw:style-name="gr8" draw:text-style-name="P1" draw:layer="layout" svg:width="2cm" svg:height="2cm" svg:x="5.6cm" svg:y="10.3cm">
          <text:p/>
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9" draw:text-style-name="P1" draw:layer="layout" svg:width="2.001cm" svg:height="0.47cm" svg:x="5.6cm" svg:y="11.829cm" svg:viewBox="0 0 2002 471" svg:d="M2000 0c-1999 0-2000 0-2000 0 0 0 3 23 3 163 3 41 9 84 17 119 9 35 20 66 33 91s23 43 40 60c17 18 40 32 60 38 565-1 1699 0 1699 0 0 0 39-13 60-38 21-26 32-48 41-67s21-43 32-82 14-79 17-121c1-137-2-163-2-163z">
          <text:p/>
        </draw:path>
        <draw:frame draw:style-name="gr10" draw:text-style-name="P3" draw:layer="layout" svg:width="0.913cm" svg:height="0.665cm" svg:x="6.1cm" svg:y="11.728cm">
          <draw:text-box>
            <text:p><text:span text:style-name="T2">.ts</text:span></text:p>
          </draw:text-box>
        </draw:frame>
        <draw:frame draw:style-name="gr47" draw:text-style-name="P2" draw:layer="layout" svg:width="2.365cm" svg:height="1.191cm" svg:x="5.4cm" svg:y="10.508cm">
          <draw:text-box>
            <text:p><text:span text:style-name="T1"><text:s/></text:span><text:span text:style-name="T1">CiLamp</text:span></text:p>
            <text:p><text:span text:style-name="T6">Controlle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Small_20_Arrow" draw:display-name="Small Arrow" svg:viewBox="0 0 1321 3493" svg:d="M1321 3493h-1321l702-3493z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AT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12-17T11:05:58.54</meta:creation-date>
    <dc:date>2022-09-25T15:06:18.91</dc:date>
    <meta:editing-duration>P1DT6H40S</meta:editing-duration>
    <meta:editing-cycles>69</meta:editing-cycles>
    <meta:generator>OpenOffice/4.1.13$Win32 OpenOffice.org_project/4113m1$Build-9810</meta:generator>
    <dc:creator>Karl Hartinger</dc:creator>
    <meta:printed-by>Karl Hartinger</meta:printed-by>
    <meta:print-date>2021-12-18T13:55:59.66</meta:print-date>
    <meta:document-statistic meta:object-count="102"/>
  </office:meta>
</office:document-meta>
</file>